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in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igin</text:p>
          </table:table-cell>
          <table:table-cell office:value-type="float" office:value="22.127" calcext:value-type="float">
            <text:p>22.127</text:p>
          </table:table-cell>
          <table:table-cell office:value-type="float" office:value="-59.7274" calcext:value-type="float">
            <text:p>-59.7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tart???</text:p>
          </table:table-cell>
          <table:table-cell office:value-type="float" office:value="38.127" calcext:value-type="float">
            <text:p>38.127</text:p>
          </table:table-cell>
          <table:table-cell office:value-type="float" office:value="-70.127" calcext:value-type="float">
            <text:p>-70.127</text:p>
          </table:table-cell>
          <table:table-cell/>
        </table:table-row>
        <table:table-row table:style-name="ro1">
          <table:table-cell table:number-columns-repeated="2"/>
          <table:table-cell table:style-name="ce1" table:formula="of:=[.C4]-[.C2]" office:value-type="float" office:value="16" calcext:value-type="float">
            <text:p>16</text:p>
          </table:table-cell>
          <table:table-cell table:style-name="ce1" table:formula="of:=[.D4]-[.D2]" office:value-type="float" office:value="-10.3996" calcext:value-type="float">
            <text:p>-10.3996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From</text:p>
          </table:table-cell>
          <table:table-cell office:value-type="float" office:value="38.127" calcext:value-type="float">
            <text:p>38.127</text:p>
          </table:table-cell>
          <table:table-cell office:value-type="float" office:value="-70.127" calcext:value-type="float">
            <text:p>-70.1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</text:p>
          </table:table-cell>
          <table:table-cell office:value-type="float" office:value="17.127" calcext:value-type="float">
            <text:p>17.127</text:p>
          </table:table-cell>
          <table:table-cell office:value-type="float" office:value="-70.127" calcext:value-type="float">
            <text:p>-70.12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lta</text:p>
          </table:table-cell>
          <table:table-cell table:style-name="ce1" table:formula="of:=[.C9]-[.C8]" office:value-type="float" office:value="-21" calcext:value-type="float">
            <text:p>-21</text:p>
          </table:table-cell>
          <table:table-cell table:style-name="ce1" table:formula="of:=[.D8]-[.D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17.127" calcext:value-type="float">
            <text:p>17.127</text:p>
          </table:table-cell>
          <table:table-cell office:value-type="float" office:value="-69.127" calcext:value-type="float">
            <text:p>-69.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???</text:p>
          </table:table-cell>
          <table:table-cell office:value-type="string" calcext:value-type="string">
            <text:p>Delta</text:p>
          </table:table-cell>
          <table:table-cell table:style-name="ce1" table:formula="of:=[.C12]-[.C9]" office:value-type="float" office:value="0" calcext:value-type="float">
            <text:p>0</text:p>
          </table:table-cell>
          <table:table-cell table:style-name="ce1" table:formula="of:=[.D12]-[.D9]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rom</text:p>
          </table:table-cell>
          <table:table-cell office:value-type="float" office:value="16.127" calcext:value-type="float">
            <text:p>16.127</text:p>
          </table:table-cell>
          <table:table-cell office:value-type="float" office:value="-69.127" calcext:value-type="float">
            <text:p>-69.1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</text:p>
          </table:table-cell>
          <table:table-cell office:value-type="float" office:value="16.127" calcext:value-type="float">
            <text:p>16.127</text:p>
          </table:table-cell>
          <table:table-cell office:value-type="float" office:value="-55.127" calcext:value-type="float">
            <text:p>-55.12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lta</text:p>
          </table:table-cell>
          <table:table-cell table:style-name="ce1" table:formula="of:=[.C16]-[.C15]" office:value-type="float" office:value="0" calcext:value-type="float">
            <text:p>0</text:p>
          </table:table-cell>
          <table:table-cell table:style-name="ce1" table:formula="of:=[.D16]-[.D15]"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17.127" calcext:value-type="float">
            <text:p>17.127</text:p>
          </table:table-cell>
          <table:table-cell office:value-type="float" office:value="-55.127" calcext:value-type="float">
            <text:p>-55.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C19]-[.C16]" office:value-type="float" office:value="1" calcext:value-type="float">
            <text:p>1</text:p>
          </table:table-cell>
          <table:table-cell table:formula="of:=[.D19]-[.D16]" office:value-type="float" office:value="0" calcext:value-type="float">
            <text:p>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 table:formula="of:=[.C19]-[.C8]" office:value-type="float" office:value="-21" calcext:value-type="float">
            <text:p>-2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00:37:03.318000000</meta:creation-date>
    <dc:date>2017-12-23T20:53:46.362000000</dc:date>
    <meta:editing-duration>P6DT8H2M25S</meta:editing-duration>
    <meta:editing-cycles>2</meta:editing-cycles>
    <meta:generator>LibreOffice/5.1.6.2$Windows_x86 LibreOffice_project/07ac168c60a517dba0f0d7bc7540f5afa45f0909</meta:generator>
    <meta:document-statistic meta:table-count="1" meta:cell-count="47" meta:object-count="0"/>
  </office:meta>
</office:document-meta>
</file>